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bc50" officeooo:paragraph-rsid="002abc50" style:font-name-asian="Liberation Mono" style:font-size-asian="18pt" style:font-name-complex="Liberation Mono" style:font-size-complex="18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0a0946" officeooo:paragraph-rsid="0029b71d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e88c" officeooo:paragraph-rsid="002ae88c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e88c" officeooo:paragraph-rsid="002ae88c" style:font-name-asian="Liberation Mono" style:font-size-asian="15.75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cd3ea" officeooo:paragraph-rsid="002cd3ea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e88c" officeooo:paragraph-rsid="002ae88c" style:font-name-asian="Liberation Mono" style:font-size-asian="22pt" style:font-name-complex="Liberation Mono" style:font-size-complex="22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bc50" style:font-name-asian="Liberation Mono" style:font-size-asian="18pt" style:font-name-complex="Liberation Mono" style:font-size-complex="18pt"/>
    </style:style>
    <style:style style:name="T3" style:family="text">
      <style:text-properties fo:font-size="36pt" officeooo:rsid="00228101" style:font-size-asian="36pt" style:font-size-complex="36pt"/>
    </style:style>
    <style:style style:name="T4" style:family="text">
      <style:text-properties fo:font-size="36pt" officeooo:rsid="002abc50" style:font-size-asian="36pt" style:font-size-complex="36pt"/>
    </style:style>
    <style:style style:name="T5" style:family="text">
      <style:text-properties fo:font-size="36pt" officeooo:rsid="002ae88c" style:font-size-asian="36pt" style:font-size-complex="36pt"/>
    </style:style>
    <style:style style:name="T6" style:family="text">
      <style:text-properties fo:font-size="22pt" officeooo:rsid="0017fe9d" style:font-size-asian="22pt" style:font-size-complex="22pt"/>
    </style:style>
    <style:style style:name="T7" style:family="text">
      <style:text-properties fo:font-size="22pt" officeooo:rsid="002abc50" style:font-size-asian="22pt" style:font-size-complex="22pt"/>
    </style:style>
    <style:style style:name="T8" style:family="text">
      <style:text-properties fo:font-size="22pt" officeooo:rsid="002ae88c" style:font-size-asian="22pt" style:font-size-complex="22pt"/>
    </style:style>
    <style:style style:name="T9" style:family="text">
      <style:text-properties fo:font-size="22pt" officeooo:rsid="002cd3ea" style:font-size-asian="22pt" style:font-size-complex="22pt"/>
    </style:style>
    <style:style style:name="T10" style:family="text">
      <style:text-properties officeooo:rsid="002ae88c"/>
    </style:style>
    <style:style style:name="T11" style:family="text">
      <style:text-properties officeooo:rsid="002541e3"/>
    </style:style>
    <style:style style:name="T12" style:family="text">
      <style:text-properties officeooo:rsid="002cd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Hendrix</text:span><text:span text:style-name="T3"> – </text:span><text:span text:style-name="T5">Little Wing</text:span></text:p>
      <text:p text:style-name="P2"><text:span text:style-name="T6">Original key: </text:span><text:span text:style-name="T9">eb</text:span><text:span text:style-name="T8">m</text:span><text:span text:style-name="T6"> <text:s text:c="3"/>Us: </text:span><text:span text:style-name="T8">em</text:span></text:p>
      <text:p text:style-name="P4"/>
      <text:p text:style-name="P5">Fi<text:span text:style-name="T12">r</text:span>st verse solo guitar</text:p>
      <text:p text:style-name="P7"/>
      <text:p text:style-name="P7">[VERSE]</text:p>
      <text:p text:style-name="P8"><text:span text:style-name="T11">e</text:span>m | G | am | em</text:p>
      <text:p text:style-name="P8">bm Bbm | am C | G F | C <text:span text:style-name="T12">| </text:span>D | <text:span text:style-name="T12">D </text:span></text:p>
      <text:p text:style-name="P6"><text:s text:c="26"/><text:span text:style-name="T12">^^^ 2/4 ba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20:45:52.044587242</dc:date>
    <meta:editing-duration>PT3H36M54S</meta:editing-duration>
    <meta:editing-cycles>3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7" meta:word-count="37" meta:character-count="163" meta:non-whitespace-character-count="102"/>
  </office:meta>
</office:document-meta>
</file>